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42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vg of 10</text:p>
          </table:table-cell>
          <table:table-cell office:value-type="string" calcext:value-type="string">
            <text:p>Performance over training</text:p>
          </table:table-cell>
          <table:table-cell office:value-type="string" calcext:value-type="string">
            <text:p>Performance over test</text:p>
          </table:table-cell>
          <table:table-cell office:value-type="string" calcext:value-type="string">
            <text:p>Significant</text:p>
          </table:table-cell>
        </table:table-row>
        <table:table-row table:style-name="ro1">
          <table:table-cell office:value-type="string" calcext:value-type="string">
            <text:p>homeOwner+avgReceivedMins+avgrecurringCha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eOwner+avgReceivedMins</text:p>
          </table:table-cell>
          <table:table-cell table:formula="of:=(25+37+29+28+35+18+30+24+34+33)/10" office:value-type="float" office:value="29.3" calcext:value-type="float">
            <text:p>29.3</text:p>
          </table:table-cell>
          <table:table-cell table:formula="of:=(5+13+15+21+16+6+5+0+0+4)/10" office:value-type="float" office:value="8.5" calcext:value-type="float">
            <text:p>8.5</text:p>
          </table:table-cell>
          <table:table-cell table:formula="of:=(1+1+0+1+1+1+0+0+1+0)/10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homeOwner+avgrecurringCharg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01:52:25.763866785</meta:creation-date>
    <dc:date>2018-04-01T02:38:35.945498642</dc:date>
    <meta:editing-duration>PT15M35S</meta:editing-duration>
    <meta:editing-cycles>2</meta:editing-cycles>
    <meta:generator>LibreOffice/5.1.6.2$Linux_X86_64 LibreOffice_project/10m0$Build-2</meta:generator>
    <meta:document-statistic meta:table-count="1" meta:cell-count="10" meta:object-count="0"/>
  </office:meta>
</office:document-meta>
</file>